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3A900001939F745E061.svm"/>
  <manifest:file-entry manifest:media-type="" manifest:full-path="Pictures/20000007000036930000159BED15958B.svm"/>
  <manifest:file-entry manifest:media-type="" manifest:full-path="Pictures/20000007000036AD000003856F555C6C.svm"/>
  <manifest:file-entry manifest:media-type="" manifest:full-path="Pictures/20000007000022A10000242DC7CECC03.svm"/>
  <manifest:file-entry manifest:media-type="" manifest:full-path="Pictures/200000070000246200002958AD46C6E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******************************************************************************/</text:p>
      <text:p text:style-name="Standard">/***************************Name:- Divesh Uttamchandani***************************/</text:p>
      <text:p text:style-name="Standard">/***************************Class :- XII <text:s/>A <text:s text:c="26"/>***************************/</text:p>
      <text:p text:style-name="Standard">/***************************Date <text:s/>:- 07 July 2014 <text:s text:c="15"/>***************************/</text:p>
      <text:p text:style-name="Standard">/***************************Q-5) <text:s/>:- Bank <text:s text:c="27"/>***************************/</text:p>
      <text:p text:style-name="Standard">/*******************************************************************************/</text:p>
      <text:p text:style-name="Standard"/>
      <text:p text:style-name="Standard">#include&lt;iostream.h&gt;</text:p>
      <text:p text:style-name="Standard">#include&lt;conio.h&gt;</text:p>
      <text:p text:style-name="Standard">#include&lt;process.h&gt;</text:p>
      <text:p text:style-name="Standard">#include&lt;ctype.h&gt;</text:p>
      <text:p text:style-name="Standard"/>
      <text:p text:style-name="Standard">int n=0,an=1000;</text:p>
      <text:p text:style-name="Standard"/>
      <text:p text:style-name="Standard">////////////////////////////////////////////////////////////////////////////////////////////////////////////////////////////////////////////////</text:p>
      <text:p text:style-name="Standard">class bank</text:p>
      <text:p text:style-name="Standard">{</text:p>
      <text:p text:style-name="Standard"><text:s/>int<text:tab/>acno;</text:p>
      <text:p text:style-name="Standard"><text:s/>char<text:tab/>acnm[20];</text:p>
      <text:p text:style-name="Standard"><text:s/>int<text:tab/>bal;</text:p>
      <text:p text:style-name="Standard"><text:s/>char<text:tab/>type;</text:p>
      <text:p text:style-name="Standard"/>
      <text:p text:style-name="Standard">public:</text:p>
      <text:p text:style-name="Standard"><text:s/>void<text:tab/>enter();</text:p>
      <text:p text:style-name="Standard"><text:s/>void<text:tab/>display();</text:p>
      <text:p text:style-name="Standard"><text:s/></text:p>
      <text:p text:style-name="Standard"><text:s/>void<text:tab/>withdraw(int amt);</text:p>
      <text:p text:style-name="Standard"><text:s/>void<text:tab/>deposit(int amt);</text:p>
      <text:p text:style-name="Standard"/>
      <text:p text:style-name="Standard"><text:s/>int<text:tab/>ret_acno();</text:p>
      <text:p text:style-name="Standard">};</text:p>
      <text:p text:style-name="Standard">//______________________________________________________________________________//</text:p>
      <text:p text:style-name="Standard"><text:s/>void<text:tab/>bank::enter()</text:p>
      <text:p text:style-name="Standard"><text:s/>{</text:p>
      <text:p text:style-name="Standard"><text:s text:c="5"/>acno=an++;</text:p>
      <text:p text:style-name="Standard"><text:s text:c="5"/>cout&lt;&lt;"\nA/C Name\t"; cin&gt;&gt;acnm;</text:p>
      <text:p text:style-name="Standard"><text:s text:c="5"/>cout&lt;&lt;"A/C Bal\t\t"; <text:s/>cin&gt;&gt;bal;</text:p>
      <text:p text:style-name="Standard"><text:s text:c="5"/>cout&lt;&lt;"A/C Type\t"; cin&gt;&gt;type;</text:p>
      <text:p text:style-name="Standard"><text:s text:c="5"/>cout&lt;&lt;"\nEntry Updated. "&lt;&lt;"The A/C No Alloted Is "&lt;&lt;acno;</text:p>
      <text:p text:style-name="Standard"><text:s/>}</text:p>
      <text:p text:style-name="Standard">//............................................................................................................................................................//</text:p>
      <text:p text:style-name="Standard"><text:s/>void<text:tab/>bank::display()</text:p>
      <text:p text:style-name="Standard"><text:s/>{</text:p>
      <text:p text:style-name="Standard"><text:s text:c="5"/>cout&lt;&lt;"\nA/C No\t\t:"&lt;&lt;acno;</text:p>
      <text:p text:style-name="Standard"><text:s text:c="5"/>cout&lt;&lt;"\nA/C Name\t:"&lt;&lt;acnm;</text:p>
      <text:p text:style-name="Standard"><text:s text:c="5"/>cout&lt;&lt;"\nBalance\t\t:"&lt;&lt;bal;</text:p>
      <text:p text:style-name="Standard"><text:s text:c="5"/>cout&lt;&lt;"\nType\t\t:"&lt;&lt;type;</text:p>
      <text:p text:style-name="Standard"><text:s/>}</text:p>
      <text:p text:style-name="Standard">//______________________________________________________________________________//</text:p>
      <text:p text:style-name="Standard"/>
      <text:p text:style-name="Standard"/>
      <text:p text:style-name="Standard"/>
      <text:p text:style-name="Standard"><text:soft-page-break/>//______________________________________________________________________________//</text:p>
      <text:p text:style-name="Standard"><text:s/>void<text:tab/>bank::withdraw(int amt)</text:p>
      <text:p text:style-name="Standard"><text:s/>{</text:p>
      <text:p text:style-name="Standard"><text:s text:c="5"/>if(bal-amt&gt;1000)</text:p>
      <text:p text:style-name="Standard"><text:s text:c="5"/>{</text:p>
      <text:p text:style-name="Standard"><text:tab/>bal-=amt;</text:p>
      <text:p text:style-name="Standard"><text:tab/>cout&lt;&lt;"Withdrawal Successful!\n New A/C Balance is\t"&lt;&lt;bal&lt;&lt;"\n";</text:p>
      <text:p text:style-name="Standard"><text:s text:c="5"/>}</text:p>
      <text:p text:style-name="Standard"/>
      <text:p text:style-name="Standard"><text:s text:c="5"/>else</text:p>
      <text:p text:style-name="Standard"><text:s text:c="5"/>{</text:p>
      <text:p text:style-name="Standard"><text:tab/>cout&lt;&lt;"Withdrawal Could Not Be Done Due To Insufficient Funds In The A/C";</text:p>
      <text:p text:style-name="Standard"><text:tab/>cout&lt;&lt;"\nPresent A/C Balance Is\t"&lt;&lt;bal&lt;&lt;"\n";</text:p>
      <text:p text:style-name="Standard"><text:s text:c="5"/>}</text:p>
      <text:p text:style-name="Standard"><text:s text:c="5"/>getch();</text:p>
      <text:p text:style-name="Standard"><text:s/>}</text:p>
      <text:p text:style-name="Standard">//............................................................................................................................................................//</text:p>
      <text:p text:style-name="Standard"><text:s/>void<text:tab/>bank::deposit(int amt)</text:p>
      <text:p text:style-name="Standard"><text:s/>{</text:p>
      <text:p text:style-name="Standard"><text:s text:c="5"/>bal+=amt;</text:p>
      <text:p text:style-name="Standard"><text:s/>}</text:p>
      <text:p text:style-name="Standard">//______________________________________________________________________________//</text:p>
      <text:p text:style-name="Standard"/>
      <text:p text:style-name="Standard">int <text:s text:c="6"/>bank::ret_acno()</text:p>
      <text:p text:style-name="Standard">{</text:p>
      <text:p text:style-name="Standard"><text:s text:c="4"/>return acno;</text:p>
      <text:p text:style-name="Standard">}</text:p>
      <text:p text:style-name="Standard">////////////////////////////////////////////////////////////////////////////////////////////////////////////////////////////////////////////////</text:p>
      <text:p text:style-name="Standard"/>
      <text:p text:style-name="Standard"/>
      <text:p text:style-name="Standard">//******************************************************************************//</text:p>
      <text:p text:style-name="Standard">void main()</text:p>
      <text:p text:style-name="Standard">{</text:p>
      <text:p text:style-name="Standard">clrscr();</text:p>
      <text:p text:style-name="Standard"/>
      <text:p text:style-name="Standard">bank b[20];</text:p>
      <text:p text:style-name="Standard">int n,ch;</text:p>
      <text:p text:style-name="Standard"/>
      <text:p text:style-name="Standard">do</text:p>
      <text:p text:style-name="Standard">{</text:p>
      <text:p text:style-name="Standard"><text:s text:c="4"/>cout <text:s text:c="2"/>&lt;&lt;"\nMain Menu"</text:p>
      <text:p text:style-name="Standard"><text:tab/> <text:s text:c="2"/>&lt;&lt;"\n1)Add An Account"</text:p>
      <text:p text:style-name="Standard"><text:tab/> <text:s text:c="2"/>&lt;&lt;"\n2)Display"</text:p>
      <text:p text:style-name="Standard"><text:tab/> <text:s text:c="2"/>&lt;&lt;"\n3)Withdaraw"</text:p>
      <text:p text:style-name="Standard"><text:tab/> <text:s text:c="2"/>&lt;&lt;"\n4)Deposit"</text:p>
      <text:p text:style-name="Standard"><text:tab/> <text:s text:c="2"/>&lt;&lt;"\n5)Exit";</text:p>
      <text:p text:style-name="Standard"><text:s text:c="4"/>cout&lt;&lt;"\n\nenter choice";cin&gt;&gt;ch;</text:p>
      <text:p text:style-name="Standard"><text:s text:c="4"/>switch(ch)</text:p>
      <text:p text:style-name="Standard"><text:s text:c="4"/>{</text:p>
      <text:p text:style-name="Standard"><text:s text:c="4"/>case 1:</text:p>
      <text:p text:style-name="Standard"><text:tab/>b[n++].enter();</text:p>
      <text:p text:style-name="Standard"><text:tab/>break;</text:p>
      <text:p text:style-name="Standard"><text:soft-page-break/><text:s text:c="4"/>case 2:</text:p>
      <text:p text:style-name="Standard"><text:tab/>{</text:p>
      <text:p text:style-name="Standard"><text:tab/> <text:s text:c="3"/>int temp;</text:p>
      <text:p text:style-name="Standard"><text:tab/> <text:s text:c="3"/>cout&lt;&lt;"Enter A/C No.\t"; cin&gt;&gt;temp;</text:p>
      <text:p text:style-name="Standard"><text:tab/> <text:s text:c="3"/>for(int i=0; i&lt;n;i++)</text:p>
      <text:p text:style-name="Standard"><text:tab/> <text:s text:c="3"/>{</text:p>
      <text:p text:style-name="Standard"><text:tab/><text:tab/>if(b[i].ret_acno()==temp)</text:p>
      <text:p text:style-name="Standard"><text:tab/><text:tab/>b[i].display();</text:p>
      <text:p text:style-name="Standard"><text:tab/> <text:s text:c="3"/>}</text:p>
      <text:p text:style-name="Standard"><text:tab/>}</text:p>
      <text:p text:style-name="Standard"><text:tab/>break;</text:p>
      <text:p text:style-name="Standard"><text:s text:c="4"/>case 3:</text:p>
      <text:p text:style-name="Standard"><text:tab/>{</text:p>
      <text:p text:style-name="Standard"><text:tab/> <text:s text:c="3"/>int temp,amt;</text:p>
      <text:p text:style-name="Standard"><text:tab/> <text:s text:c="3"/>cin&gt;&gt;temp&gt;&gt;amt;</text:p>
      <text:p text:style-name="Standard"><text:tab/> <text:s text:c="3"/>for(int i=0; i&lt;n;i++)</text:p>
      <text:p text:style-name="Standard"><text:tab/> <text:s text:c="3"/>{</text:p>
      <text:p text:style-name="Standard"><text:tab/><text:tab/>if(b[i].ret_acno()==temp)</text:p>
      <text:p text:style-name="Standard"><text:tab/><text:tab/>{</text:p>
      <text:p text:style-name="Standard"><text:tab/><text:tab/> <text:s/>b[i].withdraw(amt);</text:p>
      <text:p text:style-name="Standard"><text:tab/><text:tab/>}</text:p>
      <text:p text:style-name="Standard"><text:tab/> <text:s text:c="3"/>}</text:p>
      <text:p text:style-name="Standard"><text:tab/>}</text:p>
      <text:p text:style-name="Standard"><text:tab/>break;</text:p>
      <text:p text:style-name="Standard"><text:s text:c="4"/>case 4:</text:p>
      <text:p text:style-name="Standard"><text:tab/>{</text:p>
      <text:p text:style-name="Standard"><text:tab/> <text:s text:c="4"/>int temp,amt;</text:p>
      <text:p text:style-name="Standard"><text:tab/> <text:s text:c="3"/>cin&gt;&gt;temp&gt;&gt;amt;</text:p>
      <text:p text:style-name="Standard"><text:tab/> <text:s text:c="3"/>for(int i=0; i&lt;n;i++)</text:p>
      <text:p text:style-name="Standard"><text:tab/> <text:s text:c="3"/>{</text:p>
      <text:p text:style-name="Standard"><text:tab/><text:tab/>if(b[i].ret_acno()==temp)</text:p>
      <text:p text:style-name="Standard"><text:tab/><text:tab/>{</text:p>
      <text:p text:style-name="Standard"><text:tab/><text:tab/> <text:s/>b[i].deposit(amt);</text:p>
      <text:p text:style-name="Standard"><text:tab/><text:tab/>}</text:p>
      <text:p text:style-name="Standard"><text:tab/> <text:s text:c="3"/>}</text:p>
      <text:p text:style-name="Standard"><text:tab/>}</text:p>
      <text:p text:style-name="Standard"><text:tab/>break;</text:p>
      <text:p text:style-name="Standard"><text:s text:c="4"/>case 5:</text:p>
      <text:p text:style-name="Standard"><text:tab/>exit(0);</text:p>
      <text:p text:style-name="Standard"><text:tab/>break;</text:p>
      <text:p text:style-name="Standard"><text:s text:c="4"/>default:cout&lt;&lt;"\ninvalid choice";</text:p>
      <text:p text:style-name="Standard"><text:s text:c="4"/>}</text:p>
      <text:p text:style-name="Standard"><text:s text:c="4"/>cout&lt;&lt;"\nPress Y to Continue\t";</text:p>
      <text:p text:style-name="Standard">}while(toupper(getche())=='Y');</text:p>
      <text:p text:style-name="Standard">}</text:p>
      <text:p text:style-name="Standard">//********************************End Of Main***********************************//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1" text:anchor-type="paragraph" svg:x="3.805cm" svg:y="0.661cm" svg:width="9.128cm" svg:height="6.458cm" draw:z-index="0"><draw:image xlink:href="Pictures/20000007000023A900001939F745E061.svm" xlink:type="simple" xlink:show="embed" xlink:actuate="onLoad"/></draw:frame><text:soft-page-break/>OUTPUT</text:p>
      <text:p text:style-name="P1"><draw:frame draw:style-name="fr1" draw:name="graphics3" text:anchor-type="paragraph" svg:x="3.805cm" svg:y="14.471cm" svg:width="9.036cm" svg:height="10.527cm" draw:z-index="2"><draw:image xlink:href="Pictures/20000007000022A10000242DC7CECC03.svm" xlink:type="simple" xlink:show="embed" xlink:actuate="onLoad"/></draw:frame><draw:frame draw:style-name="fr1" draw:name="graphics2" text:anchor-type="paragraph" svg:x="3.805cm" svg:y="5.583cm" svg:width="9.089cm" svg:height="10.583cm" draw:z-index="1"><draw:image xlink:href="Pictures/200000070000246200002958AD46C6EC.svm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1" draw:name="graphics4" text:anchor-type="paragraph" svg:x="1.503cm" svg:y="0.265cm" svg:width="13.996cm" svg:height="0.901cm" draw:z-index="3"><draw:image xlink:href="Pictures/20000007000036AD000003856F555C6C.svm" xlink:type="simple" xlink:show="embed" xlink:actuate="onLoad"/></draw:frame><draw:frame draw:style-name="fr1" draw:name="graphics5" text:anchor-type="paragraph" svg:x="1.503cm" svg:y="1.164cm" svg:width="13.972cm" svg:height="5.532cm" draw:z-index="4"><draw:image xlink:href="Pictures/20000007000036930000159BED15958B.svm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vesh </meta:initial-creator>
    <meta:creation-date>2014-07-14T15:38:37.33</meta:creation-date>
    <dc:date>2014-07-14T21:03:05.05</dc:date>
    <dc:creator>Divesh </dc:creator>
    <meta:editing-duration>PT21M59S</meta:editing-duration>
    <meta:editing-cycles>4</meta:editing-cycles>
    <meta:generator>OpenOffice/4.0.0$Win32 OpenOffice.org_project/400m3$Build-9702</meta:generator>
    <meta:document-statistic meta:table-count="0" meta:image-count="5" meta:object-count="0" meta:page-count="5" meta:paragraph-count="137" meta:word-count="236" meta:character-count="3504"/>
  </office:meta>
</office:document-meta>
</file>